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fde6f" officeooo:paragraph-rsid="001fde6f"/>
    </style:style>
    <style:style style:name="P3" style:family="paragraph" style:parent-style-name="Standard">
      <style:text-properties officeooo:rsid="00248ced" officeooo:paragraph-rsid="00248ced"/>
    </style:style>
    <style:style style:name="P4" style:family="paragraph" style:parent-style-name="Standard" style:list-style-name="L1">
      <style:text-properties officeooo:rsid="001bcbec" officeooo:paragraph-rsid="001bcbec"/>
    </style:style>
    <style:style style:name="P5" style:family="paragraph" style:parent-style-name="Standard">
      <style:text-properties officeooo:rsid="001bcbec" officeooo:paragraph-rsid="001bcbec"/>
    </style:style>
    <style:style style:name="P6" style:family="paragraph" style:parent-style-name="Standard" style:list-style-name="L1">
      <style:text-properties officeooo:rsid="001efc82" officeooo:paragraph-rsid="001efc82"/>
    </style:style>
    <style:style style:name="P7" style:family="paragraph" style:parent-style-name="Standard" style:list-style-name="L1">
      <style:text-properties officeooo:rsid="0026d6d8" officeooo:paragraph-rsid="0026d6d8"/>
    </style:style>
    <style:style style:name="P8" style:family="paragraph" style:parent-style-name="Standard" style:list-style-name="L1">
      <style:text-properties officeooo:rsid="00267c8c" officeooo:paragraph-rsid="00267c8c"/>
    </style:style>
    <style:style style:name="P9" style:family="paragraph" style:parent-style-name="Standard" style:list-style-name="L1">
      <style:text-properties officeooo:rsid="001fde6f" officeooo:paragraph-rsid="001fde6f"/>
    </style:style>
    <style:style style:name="P10" style:family="paragraph" style:parent-style-name="Standard" style:list-style-name="L1">
      <style:text-properties officeooo:rsid="001fde6f" officeooo:paragraph-rsid="0021a619"/>
    </style:style>
    <style:style style:name="P11" style:family="paragraph" style:parent-style-name="Standard" style:list-style-name="L1">
      <style:text-properties officeooo:rsid="00230ccf" officeooo:paragraph-rsid="00230ccf"/>
    </style:style>
    <style:style style:name="P12" style:family="paragraph" style:parent-style-name="Standard" style:list-style-name="L1">
      <style:text-properties officeooo:rsid="0021a619" officeooo:paragraph-rsid="0021a619"/>
    </style:style>
    <style:style style:name="P13" style:family="paragraph" style:parent-style-name="Standard" style:list-style-name="L1">
      <style:text-properties officeooo:rsid="0024212d" officeooo:paragraph-rsid="0024212d"/>
    </style:style>
    <style:style style:name="P14" style:family="paragraph" style:parent-style-name="Standard" style:list-style-name="L1">
      <style:text-properties officeooo:rsid="00248ced" officeooo:paragraph-rsid="00248ced"/>
    </style:style>
    <style:style style:name="P15" style:family="paragraph" style:parent-style-name="Standard" style:list-style-name="L1">
      <style:text-properties officeooo:rsid="00248ced" officeooo:paragraph-rsid="0027e3c9"/>
    </style:style>
    <style:style style:name="P16" style:family="paragraph" style:parent-style-name="Standard" style:list-style-name="L1">
      <style:text-properties officeooo:rsid="0027e3c9" officeooo:paragraph-rsid="0027e3c9"/>
    </style:style>
    <style:style style:name="P17" style:family="paragraph" style:parent-style-name="Standard" style:list-style-name="L1">
      <style:text-properties officeooo:rsid="00284476" officeooo:paragraph-rsid="00284476"/>
    </style:style>
    <style:style style:name="P18" style:family="paragraph" style:parent-style-name="Standard" style:list-style-name="L1">
      <style:text-properties officeooo:rsid="00297f2f" officeooo:paragraph-rsid="00297f2f"/>
    </style:style>
    <style:style style:name="P19" style:family="paragraph" style:parent-style-name="Standard" style:list-style-name="L1">
      <style:text-properties officeooo:rsid="002b0b56" officeooo:paragraph-rsid="002b0b56"/>
    </style:style>
    <style:style style:name="P20" style:family="paragraph" style:parent-style-name="Standard" style:list-style-name="L1">
      <style:paragraph-properties fo:text-align="start" style:justify-single-word="false" style:writing-mode="lr-tb"/>
      <style:text-properties style:font-name="Tahoma" fo:font-size="9pt" style:font-size-asian="9pt"/>
    </style:style>
    <style:style style:name="T1" style:family="text">
      <style:text-properties officeooo:rsid="001fde6f"/>
    </style:style>
    <style:style style:name="T2" style:family="text">
      <style:text-properties officeooo:rsid="0021a619"/>
    </style:style>
    <style:style style:name="T3" style:family="text">
      <style:text-properties officeooo:rsid="0023e06a"/>
    </style:style>
    <style:style style:name="T4" style:family="text">
      <style:text-properties officeooo:rsid="0026d6d8"/>
    </style:style>
    <style:style style:name="T5" style:family="text">
      <style:text-properties officeooo:rsid="00297f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2903583994" text:style-name="L1">
        <text:list-item>
          <text:p text:style-name="P4">Diagrama de Estados:</text:p>
          <text:list>
            <text:list-item>
              <text:p text:style-name="P6">Evento que muda o estado de agendada para aguardando orçamento?</text:p>
            </text:list-item>
            <text:list-item>
              <text:p text:style-name="P4">Verificar a utilização do endpoint</text:p>
            </text:list-item>
            <text:list-item>
              <text:p text:style-name="P4">“<text:span text:style-name="T1">manutanção em execução” - <text:s/>nome estranho</text:span></text:p>
            </text:list-item>
            <text:list-item>
              <text:p text:style-name="P7">Status atrasado/adiantado? </text:p>
            </text:list-item>
            <text:list-item>
              <text:p text:style-name="P8">Deve <text:span text:style-name="T4">exportar </text:span>relatório?</text:p>
            </text:list-item>
          </text:list>
        </text:list-item>
      </text:list>
      <text:p text:style-name="P1"/>
      <text:list xml:id="list175113676480148" text:continue-numbering="true" text:style-name="L1">
        <text:list-item>
          <text:p text:style-name="P4">BPMN:</text:p>
          <text:list>
            <text:list-item>
              <text:p text:style-name="P9">Consultas</text:p>
            </text:list-item>
            <text:list-item>
              <text:p text:style-name="P9">Representação da entrada de alterações </text:p>
            </text:list-item>
            <text:list-item>
              <text:p text:style-name="P9">inserir data prevista para o fim da obra</text:p>
            </text:list-item>
            <text:list-item>
              <text:p text:style-name="P9">Homologação da obra e sinalização do fim da obra</text:p>
            </text:list-item>
            <text:list-item>
              <text:p text:style-name="P9">Verificar simbologia</text:p>
            </text:list-item>
          </text:list>
        </text:list-item>
      </text:list>
      <text:p text:style-name="P2"/>
      <text:list xml:id="list175113320210872" text:continue-numbering="true" text:style-name="L1">
        <text:list-item>
          <text:p text:style-name="P4">Requisitos:</text:p>
          <text:list>
            <text:list-item>
              <text:p text:style-name="P9">Verificar estrutura do modelo</text:p>
            </text:list-item>
            <text:list-item>
              <text:p text:style-name="P9">Verificar níveis (RFA-RFU-RFS)</text:p>
            </text:list-item>
            <text:list-item>
              <text:p text:style-name="P16">Descrição deve conter os campos a serem preenchidos?</text:p>
              <text:list>
                <text:list-item>
                  <text:p text:style-name="P10"><text:span text:style-name="T3">Registro</text:span>: </text:p>
                  <text:list>
                    <text:list-item>
                      <text:p text:style-name="P10"><text:span text:style-name="T2">C</text:span>ampos obrigatórios para gerar um agendamento; </text:p>
                    </text:list-item>
                    <text:list-item>
                      <text:p text:style-name="P12">Apenas usuários da área técnica podem <text:span text:style-name="T3">criar um registro?</text:span></text:p>
                    </text:list-item>
                    <text:list-item>
                      <text:p text:style-name="P12">Data de conclusão prevista é obrigatória no primeiro momento?</text:p>
                    </text:list-item>
                    <text:list-item>
                      <text:p text:style-name="P12">Uma ideia é ordenar automaticamente os agendamentos (input: data final e urgência)</text:p>
                    </text:list-item>
                    <text:list-item>
                      <text:p text:style-name="P12">Mapa deve usar recursos/serviços abertos?</text:p>
                    </text:list-item>
                    <text:list-item>
                      <text:p text:style-name="P12">A rota deve ser gerada sobre a imagem ou também é necessária leitura com gps?</text:p>
                    </text:list-item>
                    <text:list-item>
                      <text:p text:style-name="P11">Nível de detalhamento <text:span text:style-name="T3">nas</text:span> descriç<text:span text:style-name="T3">ões</text:span></text:p>
                    </text:list-item>
                  </text:list>
                </text:list-item>
                <text:list-item>
                  <text:p text:style-name="P11">Financeiro:</text:p>
                  <text:list>
                    <text:list-item>
                      <text:p text:style-name="P13">Deve entrar em registro?</text:p>
                    </text:list-item>
                    <text:list-item>
                      <text:p text:style-name="P13">Separar ou não as funções por usuário?</text:p>
                    </text:list-item>
                    <text:list-item>
                      <text:p text:style-name="P13">Quais são as formas de pagamento?</text:p>
                    </text:list-item>
                  </text:list>
                </text:list-item>
                <text:list-item>
                  <text:p text:style-name="P14">Consultas:</text:p>
                  <text:list>
                    <text:list-item>
                      <text:p text:style-name="P15">não funcional?</text:p>
                    </text:list-item>
                  </text:list>
                </text:list-item>
                <text:list-item>
                  <text:p text:style-name="P16">Usuário:</text:p>
                  <text:list>
                    <text:list-item>
                      <text:p text:style-name="P18">ao inserir um novo usuário, como descrever o questionário para cada tipo?</text:p>
                    </text:list-item>
                    <text:list-item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5111919092301" text:continue-numbering="true" text:style-name="L1">
        <text:list-item>
          <text:p text:style-name="P4">Caso de uso:</text:p>
          <text:list>
            <text:list-item>
              <text:p text:style-name="P17">Confirmar os usuários do sistema: Gerentes de área, Administrador, Empresa, Usuário. </text:p>
            </text:list-item>
            <text:list-item>
              <text:p text:style-name="P17"/>
            </text:list-item>
          </text:list>
          <text:p text:style-name="P19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16T17:51:11.564616168</dc:date>
    <meta:editing-duration>PT53M2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8" meta:word-count="219" meta:character-count="1255" meta:non-whitespace-character-count="1102"/>
  </office:meta>
</office:document-meta>
</file>